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f08c3" officeooo:paragraph-rsid="0019a30f"/>
    </style:style>
    <style:style style:name="P2" style:family="paragraph" style:parent-style-name="Standard" style:list-style-name="L1">
      <style:text-properties officeooo:rsid="000f08c3" officeooo:paragraph-rsid="0019a30f"/>
    </style:style>
    <style:style style:name="P3" style:family="paragraph" style:parent-style-name="Standard" style:list-style-name="L1">
      <style:text-properties officeooo:rsid="000f08c3" officeooo:paragraph-rsid="001be26a"/>
    </style:style>
    <style:style style:name="P4" style:family="paragraph" style:parent-style-name="Standard" style:list-style-name="L1">
      <style:text-properties officeooo:rsid="000f08c3" officeooo:paragraph-rsid="001fe3c4"/>
    </style:style>
    <style:style style:name="P5" style:family="paragraph" style:parent-style-name="Standard" style:list-style-name="L1">
      <style:text-properties officeooo:rsid="0019a30f" officeooo:paragraph-rsid="0019a30f"/>
    </style:style>
    <style:style style:name="P6" style:family="paragraph" style:parent-style-name="Standard" style:list-style-name="L1">
      <style:text-properties officeooo:rsid="001b544c" officeooo:paragraph-rsid="001b544c"/>
    </style:style>
    <style:style style:name="P7" style:family="paragraph" style:parent-style-name="Standard" style:list-style-name="L1">
      <style:text-properties officeooo:rsid="001be26a" officeooo:paragraph-rsid="001be26a"/>
    </style:style>
    <style:style style:name="P8" style:family="paragraph" style:parent-style-name="Standard" style:list-style-name="L1">
      <style:text-properties officeooo:rsid="002c792f" officeooo:paragraph-rsid="001c7a11"/>
    </style:style>
    <style:style style:name="P9" style:family="paragraph" style:parent-style-name="Standard" style:list-style-name="L1">
      <style:text-properties officeooo:rsid="002c792f" officeooo:paragraph-rsid="0025f8f9"/>
    </style:style>
    <style:style style:name="P10" style:family="paragraph" style:parent-style-name="Standard" style:list-style-name="L1">
      <style:text-properties officeooo:rsid="001c7a11" officeooo:paragraph-rsid="001c7a11"/>
    </style:style>
    <style:style style:name="P11" style:family="paragraph" style:parent-style-name="Standard" style:list-style-name="L1">
      <style:text-properties officeooo:rsid="001fe3c4" officeooo:paragraph-rsid="001fe3c4"/>
    </style:style>
    <style:style style:name="P12" style:family="paragraph" style:parent-style-name="Standard" style:list-style-name="L1">
      <style:text-properties officeooo:rsid="001fe3c4" officeooo:paragraph-rsid="00237f06"/>
    </style:style>
    <style:style style:name="P13" style:family="paragraph" style:parent-style-name="Standard" style:list-style-name="L1">
      <style:text-properties officeooo:rsid="001fe3c4" officeooo:paragraph-rsid="0025f8f9"/>
    </style:style>
    <style:style style:name="P14" style:family="paragraph" style:parent-style-name="Standard">
      <style:text-properties officeooo:rsid="001fe3c4" officeooo:paragraph-rsid="001fe3c4"/>
    </style:style>
    <style:style style:name="P15" style:family="paragraph" style:parent-style-name="Standard" style:list-style-name="L1">
      <style:text-properties officeooo:rsid="0021b70d" officeooo:paragraph-rsid="0021b70d"/>
    </style:style>
    <style:style style:name="P16" style:family="paragraph" style:parent-style-name="Standard" style:list-style-name="L1">
      <style:text-properties officeooo:rsid="00237f06" officeooo:paragraph-rsid="00237f06"/>
    </style:style>
    <style:style style:name="P17" style:family="paragraph" style:parent-style-name="Standard" style:list-style-name="L1">
      <style:text-properties officeooo:rsid="00253684" officeooo:paragraph-rsid="00253684"/>
    </style:style>
    <style:style style:name="P18" style:family="paragraph" style:parent-style-name="Standard" style:list-style-name="L1">
      <style:text-properties officeooo:rsid="0025f8f9" officeooo:paragraph-rsid="0025f8f9"/>
    </style:style>
    <style:style style:name="P19" style:family="paragraph" style:parent-style-name="Standard" style:list-style-name="L1">
      <style:text-properties officeooo:rsid="00266bd2" officeooo:paragraph-rsid="00266bd2"/>
    </style:style>
    <style:style style:name="T1" style:family="text">
      <style:text-properties officeooo:rsid="000f2439"/>
    </style:style>
    <style:style style:name="T2" style:family="text">
      <style:text-properties officeooo:rsid="001c7a11"/>
    </style:style>
    <style:style style:name="T3" style:family="text">
      <style:text-properties officeooo:rsid="001fe3c4"/>
    </style:style>
    <style:style style:name="T4" style:family="text">
      <style:text-properties style:font-name="Liberation Serif" officeooo:rsid="001fe3c4"/>
    </style:style>
    <style:style style:name="T5" style:family="text">
      <style:text-properties style:font-name="Liberation Serif1"/>
    </style:style>
    <style:style style:name="T6" style:family="text">
      <style:text-properties style:font-name="Liberation Serif1" officeooo:rsid="001fe3c4"/>
    </style:style>
    <style:style style:name="T7" style:family="text">
      <style:text-properties officeooo:rsid="00237f06"/>
    </style:style>
    <style:style style:name="T8" style:family="text">
      <style:text-properties officeooo:rsid="0019a30f"/>
    </style:style>
    <style:style style:name="T9" style:family="text">
      <style:text-properties fo:font-style="italic" officeooo:rsid="00237f06" style:font-style-asian="italic" style:font-style-complex="italic"/>
    </style:style>
    <style:style style:name="T10" style:family="text">
      <style:text-properties fo:font-style="normal" officeooo:rsid="00237f06" style:font-style-asian="normal" style:font-style-complex="normal"/>
    </style:style>
    <style:style style:name="T11" style:family="text">
      <style:text-properties fo:font-style="normal" officeooo:rsid="00253684" style:font-style-asian="normal" style:font-style-complex="normal"/>
    </style:style>
    <style:style style:name="T12" style:family="text">
      <style:text-properties officeooo:rsid="0025f8f9"/>
    </style:style>
    <style:style style:name="T13" style:family="text">
      <style:text-properties officeooo:rsid="00266bd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xml:id="list966509188" text:style-name="L1">
        <text:list-item>
          <text:p text:style-name="P2">Prepare.</text:p>
          <text:list>
            <text:list-item>
              <text:p text:style-name="P2">List five most confusing words, read a definition, and paraphrase what it means in context.</text:p>
              <text:list>
                <text:list-item>
                  <text:p text:style-name="P5">Akousmatic.</text:p>
                  <text:list>
                    <text:list-item>
                      <text:p text:style-name="P5">Akousmatic is the perspective and analysis of music from a purely auditory perspective.</text:p>
                    </text:list-item>
                  </text:list>
                </text:list-item>
                <text:list-item>
                  <text:p text:style-name="P5">Work.</text:p>
                  <text:list>
                    <text:list-item>
                      <text:p text:style-name="P5">The part of the art which consumes the most effort and most expresses the artistic message.</text:p>
                    </text:list-item>
                  </text:list>
                </text:list-item>
                <text:list-item>
                  <text:p text:style-name="P5">Display.</text:p>
                  <text:list>
                    <text:list-item>
                      <text:p text:style-name="P5">The presentation and performance of the art, as opposed to the result of the performance.</text:p>
                    </text:list-item>
                  </text:list>
                </text:list-item>
                <text:list-item>
                  <text:p text:style-name="P5">Music.</text:p>
                  <text:list>
                    <text:list-item>
                      <text:p text:style-name="P5">Art that is centered around, and found in music.</text:p>
                    </text:list-item>
                  </text:list>
                </text:list-item>
                <text:list-item>
                  <text:p text:style-name="P6">Style.</text:p>
                  <text:list>
                    <text:list-item>
                      <text:p text:style-name="P6">The quality of a particular artist, as manifest in their art. </text:p>
                    </text:list-item>
                  </text:list>
                </text:list-item>
              </text:list>
            </text:list-item>
            <text:list-item>
              <text:p text:style-name="P7">The sentence. </text:p>
              <text:list>
                <text:list-item>
                  <text:p text:style-name="P3">Copy the most confusing sentence. </text:p>
                  <text:list>
                    <text:list-item>
                      <text:p text:style-name="P8">“The Rolling Stones are not inauthentic, no more than Bob Dylan” <text:span text:style-name="T2">pg173</text:span></text:p>
                    </text:list-item>
                  </text:list>
                </text:list-item>
                <text:list-item>
                  <text:p text:style-name="P3">Write six to ten questions.</text:p>
                  <text:list>
                    <text:list-item>
                      <text:p text:style-name="P10">Why would the Stones be inauthentic?</text:p>
                    </text:list-item>
                    <text:list-item>
                      <text:p text:style-name="P10">Isn’t Dylan inauthentic?</text:p>
                    </text:list-item>
                    <text:list-item>
                      <text:p text:style-name="P10">What is authenticity?</text:p>
                    </text:list-item>
                    <text:list-item>
                      <text:p text:style-name="P10">What is <text:span text:style-name="T3">No</text:span><text:span text:style-name="T4">ë</text:span><text:span text:style-name="T6"> suggesting with this assertion? </text:span></text:p>
                    </text:list-item>
                    <text:list-item>
                      <text:p text:style-name="P11"><text:span text:style-name="T5">How are the Stones and Dylan similar?</text:span></text:p>
                    </text:list-item>
                    <text:list-item>
                      <text:p text:style-name="P11">What is the significance of those similarities?</text:p>
                    </text:list-item>
                  </text:list>
                </text:list-item>
                <text:list-item>
                  <text:p text:style-name="P2">What are key terms?</text:p>
                  <text:list>
                    <text:list-item>
                      <text:p text:style-name="P11">Rolling Stones.</text:p>
                    </text:list-item>
                    <text:list-item>
                      <text:p text:style-name="P11">Inauthenic.</text:p>
                    </text:list-item>
                    <text:list-item>
                      <text:p text:style-name="P11">Than.</text:p>
                    </text:list-item>
                  </text:list>
                </text:list-item>
                <text:list-item>
                  <text:p text:style-name="P2">Do words have multiple meanings?</text:p>
                  <text:list>
                    <text:list-item>
                      <text:p text:style-name="P11">Inauthenitic could refer the the creativity of the music, or of the musician, or the literal originality.</text:p>
                    </text:list-item>
                  </text:list>
                </text:list-item>
                <text:list-item>
                  <text:p text:style-name="P2">What do they suggest about tone?</text:p>
                  <text:list>
                    <text:list-item>
                      <text:p text:style-name="P11">Causal mildly provocative tone.</text:p>
                    </text:list-item>
                  </text:list>
                </text:list-item>
              </text:list>
            </text:list-item>
          </text:list>
        </text:list-item>
        <text:list-item>
          <text:p text:style-name="P2">Essay draft.</text:p>
          <text:list>
            <text:list-item>
              <text:p text:style-name="P2">500-700 words. </text:p>
            </text:list-item>
            <text:list-item>
              <text:p text:style-name="P2">MLA style. </text:p>
              <text:list>
                <text:list-item>
                  <text:p text:style-name="P2">1inch margin.</text:p>
                </text:list-item>
                <text:list-item>
                  <text:p text:style-name="P2">12pt times new roman.</text:p>
                </text:list-item>
                <text:list-item>
                  <text:p text:style-name="P2">Double spaced lines. </text:p>
                </text:list-item>
              </text:list>
            </text:list-item>
            <text:list-item>
              <text:p text:style-name="P2">.<text:span text:style-name="T1">pdf or </text:span>.docx file. </text:p>
            </text:list-item>
          </text:list>
        </text:list-item>
        <text:list-item>
          <text:p text:style-name="P2">Check list.</text:p>
          <text:list>
            <text:list-item>
              <text:p text:style-name="P11">Two paragraphs with topic sentence.</text:p>
            </text:list-item>
            <text:list-item>
              <text:p text:style-name="P2">Identify one key term, which explains how something works.</text:p>
            </text:list-item>
            <text:list-item>
              <text:p text:style-name="P2">Two quotes which relate to the key term.</text:p>
            </text:list-item>
            <text:list-item>
              <text:p text:style-name="P2">Analysis of quoted moments. How and why.</text:p>
            </text:list-item>
            <text:list-item>
              <text:p text:style-name="P2">Conclude what my analysis teaches.</text:p>
            </text:list-item>
            <text:list-item>
              <text:p text:style-name="P2">How this relates to further or complicate the authors arguments. <text:s/></text:p>
            </text:list-item>
          </text:list>
        </text:list-item>
      </text:list>
      <text:p text:style-name="P14"><text:soft-page-break/></text:p>
      <text:list xml:id="list120611417803781" text:continue-numbering="true" text:style-name="L1">
        <text:list-item>
          <text:p text:style-name="P11">Paragraph.</text:p>
          <text:list>
            <text:list-item>
              <text:p text:style-name="P11">Topic sentence.</text:p>
              <text:list>
                <text:list-item>
                  <text:p text:style-name="P15">Noë talks about the <text:span text:style-name="T7">allegede inorignality of pop music and the particularities of where the artwork is in pop music.</text:span></text:p>
                </text:list-item>
              </text:list>
            </text:list-item>
            <text:list-item>
              <text:p text:style-name="P11">Introduce key term.</text:p>
              <text:list>
                <text:list-item>
                  <text:p text:style-name="P16">Noë introduces the idea of work in art.</text:p>
                </text:list-item>
              </text:list>
            </text:list-item>
            <text:list-item>
              <text:p text:style-name="P11">Explain key term.</text:p>
              <text:list>
                <text:list-item>
                  <text:p text:style-name="P16">Work here meaning t<text:span text:style-name="T8">he part of the art which consumes the most effort and most expresses the artistic message. </text:span>The what and where of artistic focus.</text:p>
                </text:list-item>
                <text:list-item>
                  <text:p text:style-name="P17">In pop music, the work is not in the actual sound, which is often unoriginal, rather the work exists elsewhere. </text:p>
                </text:list-item>
              </text:list>
            </text:list-item>
            <text:list-item>
              <text:p text:style-name="P11">Quote.</text:p>
              <text:list>
                <text:list-item>
                  <text:p text:style-name="P12"><text:span text:style-name="T7">On page 172 of their book </text:span><text:span text:style-name="T9">Strange Tools</text:span><text:span text:style-name="T10">, Noë </text:span><text:span text:style-name="T11">explains</text:span></text:p>
                </text:list-item>
                <text:list-item>
                  <text:p text:style-name="P12">“<text:span text:style-name="T7">it’s not the what of sound, but the what of action and personality that interests us when we are engaged with pop music.” </text:span></text:p>
                </text:list-item>
              </text:list>
            </text:list-item>
            <text:list-item>
              <text:p text:style-name="P11">Analysis</text:p>
              <text:list>
                <text:list-item>
                  <text:p text:style-name="P11">How.</text:p>
                  <text:list>
                    <text:list-item>
                      <text:p text:style-name="P17">Here Noë compares the potential “whats,” or locations of work, in pop as the sound or the action and personality. </text:p>
                    </text:list-item>
                  </text:list>
                </text:list-item>
                <text:list-item>
                  <text:p text:style-name="P11">Why.</text:p>
                  <text:list>
                    <text:list-item>
                      <text:p text:style-name="P17">This contributes to Noë’s larger thesis, which is dispelling pop’s reputation as unoriginal. The sound of pop unabashedly is, because it is not the true work of pop. Rather that work is found in the performance of the idol’s personality.</text:p>
                    </text:list-item>
                  </text:list>
                </text:list-item>
              </text:list>
            </text:list-item>
          </text:list>
        </text:list-item>
        <text:list-item>
          <text:p text:style-name="P11">Paragraph.</text:p>
          <text:list>
            <text:list-item>
              <text:p text:style-name="P11"><text:span text:style-name="T12">Transition.</text:span> </text:p>
              <text:list>
                <text:list-item>
                  <text:p text:style-name="P18">In discussing pop’s music originality, or lack there of, the question of authenticity is brought up. Is pop music really authentic or is it all a ploy for fame, money, or other ends? </text:p>
                </text:list-item>
              </text:list>
            </text:list-item>
            <text:list-item>
              <text:p text:style-name="P13">Topic sentence.</text:p>
              <text:list>
                <text:list-item>
                  <text:p text:style-name="P18">Noë discusses two pop idols as examples in this question: Bob Dylan, and the Rolling Stones.</text:p>
                </text:list-item>
              </text:list>
            </text:list-item>
            <text:list-item>
              <text:p text:style-name="P11">Quote.</text:p>
              <text:list>
                <text:list-item>
                  <text:p text:style-name="P18">On page 176 they state:</text:p>
                </text:list-item>
                <text:list-item>
                  <text:p text:style-name="P9">“The Rolling Stones are not inauthentic, no more than Bob Dylan” </text:p>
                </text:list-item>
              </text:list>
            </text:list-item>
            <text:list-item>
              <text:p text:style-name="P11">Analysis</text:p>
              <text:list>
                <text:list-item>
                  <text:p text:style-name="P18">What.</text:p>
                  <text:list>
                    <text:list-item>
                      <text:p text:style-name="P18">Dylan here plays the part of the “authentic” idol. Noë asserts that the Stones are as authentic as Dylan is. </text:p>
                    </text:list-item>
                  </text:list>
                </text:list-item>
                <text:list-item>
                  <text:p text:style-name="P11">How.</text:p>
                  <text:list>
                    <text:list-item>
                      <text:p text:style-name="P18">Robert Zimmerman is famous for changing their name to Bob Dylan, and artificially adopting an American Folk sound. However it is through this <text:span text:style-name="T13">artistic vehicle that they draw attention to their own action.</text:span></text:p>
                    </text:list-item>
                    <text:list-item>
                      <text:p text:style-name="P19">The Stones employ a similar tactic when they adopt blues, soul, R&amp;B, disco, and other traditionally African American styles of music. </text:p>
                    </text:list-item>
                  </text:list>
                </text:list-item>
                <text:list-item>
                  <text:p text:style-name="P11">Why.</text:p>
                  <text:list>
                    <text:list-item>
                      <text:p text:style-name="P19">Noë suggests that Dylan and the Stones both express a similar authentic message, through the performative art of pop. This comparison draws attention to the <text:s/>a-authentic nature of pop, in which neither authentic, nor inauthentic can plainly apply. </text:p>
                    </text:list-item>
                  </text:list>
                </text:list-item>
              </text:list>
            </text:list-item>
            <text:list-item>
              <text:p text:style-name="P11"><text:soft-page-break/>Conclusion.</text:p>
              <text:list>
                <text:list-item>
                  <text:p text:style-name="P4">How this relates to further or complicate the authors arguments. </text:p>
                  <text:list>
                    <text:list-item>
                      <text:p text:style-name="P19">Through their use of juxtaposition, Noë demonstrates how multidimensional pop can be. It can use unoriginal music and inauthentic style to tell an original and authentic artistic message.</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5T23:25:31.071266156</meta:creation-date>
    <dc:date>2023-01-26T12:06:09.204912750</dc:date>
    <meta:editing-duration>PT31M52S</meta:editing-duration>
    <meta:editing-cycles>8</meta:editing-cycles>
    <meta:generator>LibreOffice/7.3.7.2$Linux_X86_64 LibreOffice_project/30$Build-2</meta:generator>
    <meta:document-statistic meta:table-count="0" meta:image-count="0" meta:object-count="0" meta:page-count="3" meta:paragraph-count="79" meta:word-count="732" meta:character-count="4081" meta:non-whitespace-character-count="3486"/>
  </office:meta>
</office:document-meta>
</file>